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828cm" fo:min-width="2.554cm"/>
    </style:style>
    <style:style style:name="gr2" style:family="graphic" style:parent-style-name="standard">
      <style:graphic-properties draw:textarea-horizontal-align="justify" draw:textarea-vertical-align="middle" draw:auto-grow-height="false" fo:min-height="0.512cm" fo:min-width="2.80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828cm" fo:min-width="1.656cm"/>
    </style:style>
    <style:style style:name="gr5" style:family="graphic" style:parent-style-name="standard">
      <style:graphic-properties draw:textarea-horizontal-align="justify" draw:textarea-vertical-align="middle" draw:auto-grow-height="false" fo:min-height="3.814cm" fo:min-width="2.54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textarea-horizontal-align="justify" draw:textarea-vertical-align="middle" draw:auto-grow-height="false" fo:min-height="0.648cm" fo:min-width="1.118cm"/>
    </style:style>
    <style:style style:name="gr8" style:family="graphic" style:parent-style-name="standard">
      <style:graphic-properties draw:textarea-horizontal-align="justify" draw:textarea-vertical-align="middle" draw:auto-grow-height="false" fo:min-height="5.338cm" fo:min-width="2.294cm"/>
    </style:style>
    <style:style style:name="gr9" style:family="graphic" style:parent-style-name="standard">
      <style:graphic-properties draw:textarea-horizontal-align="justify" draw:textarea-vertical-align="middle" draw:auto-grow-height="false" fo:min-height="0.828cm" fo:min-width="1.118cm"/>
    </style:style>
    <style:style style:name="gr10" style:family="graphic" style:parent-style-name="standard">
      <style:graphic-properties draw:textarea-horizontal-align="justify" draw:textarea-vertical-align="middle" draw:auto-grow-height="false" fo:min-height="6.608cm" fo:min-width="2.802cm"/>
    </style:style>
    <style:style style:name="gr11" style:family="graphic" style:parent-style-name="standard">
      <style:graphic-properties draw:textarea-horizontal-align="justify" draw:textarea-vertical-align="middle" draw:auto-grow-height="false" fo:min-height="0.828cm" fo:min-width="1.836cm"/>
    </style:style>
    <style:style style:name="gr12" style:family="graphic" style:parent-style-name="standard">
      <style:graphic-properties draw:textarea-horizontal-align="justify" draw:textarea-vertical-align="middle" draw:auto-grow-height="false" fo:min-height="7.37cm" fo:min-width="3.056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2pt" style:font-size-asian="18pt" style:font-size-complex="1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318cm" svg:height="1.524cm" svg:x="11.176cm" svg:y="0.508cm">
          <text:p text:style-name="P1">su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302cm" svg:height="0.762cm" svg:x="11.938cm" svg:y="2.286cm">
          <text:p text:style-name="P1">Datafile.txt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1.176cm" svg:y1="1.27cm" svg:x2="3.302cm" svg:y2="4.572cm">
          <text:p/>
        </draw:line>
        <draw:line draw:style-name="gr3" draw:text-style-name="P2" draw:layer="layout" svg:x1="11.684cm" svg:y1="1.778cm" svg:x2="9.652cm" svg:y2="4.826cm">
          <text:p/>
        </draw:line>
        <draw:line draw:style-name="gr3" draw:text-style-name="P2" draw:layer="layout" svg:x1="14.986cm" svg:y1="1.778cm" svg:x2="17.78cm" svg:y2="4.826cm">
          <text:p/>
        </draw:line>
        <draw:line draw:style-name="gr3" draw:text-style-name="P2" draw:layer="layout" svg:x1="15.494cm" svg:y1="1.27cm" svg:x2="25.146cm" svg:y2="4.826cm">
          <text:p/>
        </draw:line>
        <draw:custom-shape draw:style-name="gr4" draw:text-style-name="P1" draw:layer="layout" svg:width="3.048cm" svg:height="1.524cm" svg:x="1.778cm" svg:y="4.572cm">
          <text:p text:style-name="P1">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048cm" svg:height="1.524cm" svg:x="23.368cm" svg:y="4.826cm">
          <text:p text:style-name="P1">lo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048cm" svg:height="1.524cm" svg:x="16.256cm" svg:y="4.826cm">
          <text:p text:style-name="P1">an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048cm" svg:height="1.524cm" svg:x="8.128cm" svg:y="4.826cm">
          <text:p text:style-name="P1">fieldma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4.064cm" svg:x="1.778cm" svg:y="6.604cm">
          <text:p text:style-name="P3"><text:span text:style-name="T1">1:RestingStateRaw.nii.nii.gz</text:span></text:p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048cm" svg:height="4.064cm" svg:x="23.622cm" svg:y="6.604cm">
          <text:p text:style-name="P3"><text:span text:style-name="T1">Dataprep.log</text:span></text:p>
          <text:p text:style-name="P3"><text:span text:style-name="T1">QualityCheck.log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048cm" svg:height="4.064cm" svg:x="16.51cm" svg:y="6.604cm">
          <text:p text:style-name="P3"><text:span text:style-name="T1">1:T1_head.nii.gz</text:span></text:p>
          <text:p text:style-name="P3"><text:span text:style-name="T1">1:T1_head_RPI.nii.gz</text:span></text:p>
          <text:p text:style-name="P3"><text:span text:style-name="T1">1:T1_brain.nii.gz</text:span></text:p>
          <text:p text:style-name="P3"><text:span text:style-name="T1">1:T1_brain_RPI.nii.gz</text:span></text:p>
          <text:p text:style-name="P3"><text:span text:style-name="T1">1:brainMask.nii.gz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048cm" svg:height="4.064cm" svg:x="8.128cm" svg:y="6.604cm">
          <text:p text:style-name="P3"><text:span text:style-name="T1">1:FieldmapPhase.nii.gz</text:span></text:p>
          <text:p text:style-name="P3"><text:span text:style-name="T1">1:FieldMapPhase_RPI.nii.gz</text:span></text:p>
          <text:p text:style-name="P3"><text:span text:style-name="T1">1:FieldMapMag.nii.gz</text:span></text:p>
          <text:p text:style-name="P3"><text:span text:style-name="T1">1:FieldMapMag_RPI.nii.gz</text:span></text:p>
          <text:p text:style-name="P3"><text:span text:style-name="T1">1:FieldMapMag_mask.nii.gz</text:span></text:p>
          <text:p text:style-name="P3"><text:span text:style-name="T1">1:FieldMapMag_mask_eroded.nii.gz</text:span></text:p>
          <text:p text:style-name="P3"><text:span text:style-name="T1">1:FieldMapMag_RPI_stripped.nii.gz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8.128cm" svg:height="0.962cm" svg:x="6.35cm" svg:y="6.604cm">
          <draw:text-box>
            <text:p/>
          </draw:text-box>
        </draw:frame>
        <draw:frame draw:style-name="gr6" draw:text-style-name="P4" draw:layer="layout" svg:width="2.54cm" svg:height="0.962cm" svg:x="4.826cm" svg:y="3.302cm">
          <draw:text-box>
            <text:p/>
          </draw:text-box>
        </draw:frame>
        <draw:custom-shape draw:style-name="gr7" draw:text-style-name="P1" draw:layer="layout" svg:width="2.286cm" svg:height="1.27cm" svg:x="0.254cm" svg:y="11.938cm">
          <text:p text:style-name="P1"><text:span text:style-name="T1">m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778cm" svg:y1="5.334cm" svg:x2="1.27cm" svg:y2="11.938cm">
          <text:p/>
        </draw:line>
        <draw:custom-shape draw:style-name="gr8" draw:text-style-name="P1" draw:layer="layout" svg:width="2.794cm" svg:height="5.588cm" svg:x="0.254cm" svg:y="13.462cm">
          <text:p text:style-name="P3"><text:span text:style-name="T1">2:mcImg.nii.gz</text:span></text:p>
          <text:p text:style-name="P3"><text:span text:style-name="T1">2:mcImg_raw.par</text:span></text:p>
          <text:p text:style-name="P3"><text:span text:style-name="T1">2:mcImg.mat</text:span></text:p>
          <text:p text:style-name="P3"><text:span text:style-name="T1">2:mcImgMean.nii.gz</text:span></text:p>
          <text:p text:style-name="P3"><text:span text:style-name="T1">2:mcImg_deg.par</text:span></text:p>
          <text:p text:style-name="P3"><text:span text:style-name="T1">2:mcImg.par</text:span></text:p>
          <text:p text:style-name="P3"><text:span text:style-name="T1">2:mcImg_mm.par</text:span></text:p>
          <text:p text:style-name="P3"><text:span text:style-name="T1">2:mc{1-6}.par</text:span></text:p>
          <text:p text:style-name="P3"><text:span text:style-name="T1">2:mcImg_abs.rms</text:span></text:p>
          <text:p text:style-name="P3"><text:span text:style-name="T1">2:mcImg_deriv.par</text:span></text:p>
          <text:p text:style-name="P3"><text:span text:style-name="T1">2:mcImg_rel.rms</text:span></text:p>
          <text:p text:style-name="P3"><text:span text:style-name="T1">2:rot.png</text:span></text:p>
          <text:p text:style-name="P3"><text:span text:style-name="T1">2:trans.png</text:span></text:p>
          <text:p text:style-name="P3"><text:span text:style-name="T1">2:rot_mm.png</text:span></text:p>
          <text:p text:style-name="P3"><text:span text:style-name="T1">2:rot_trans.png</text:span></text:p>
          <text:p text:style-name="P3"><text:span text:style-name="T1">2:disp.png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86cm" svg:height="1.524cm" svg:x="4.318cm" svg:y="11.684cm">
          <text:p text:style-name="P1">T1forWar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4.826cm" svg:y1="5.334cm" svg:x2="5.588cm" svg:y2="11.684cm">
          <text:p/>
        </draw:line>
        <draw:custom-shape draw:style-name="gr10" draw:text-style-name="P1" draw:layer="layout" svg:width="3.302cm" svg:height="6.858cm" svg:x="4.064cm" svg:y="13.462cm">
          <text:p text:style-name="P1">2:T1_lesionmask.nii.gz</text:p>
          <text:p text:style-name="P1">2:T1_lesionmask_RPI.nii.gz</text:p>
          <text:p text:style-name="P1">2:LesionWeight.nii.gz</text:p>
          <text:p text:style-name="P1">2:T1_to_MNIaff.nii.gz</text:p>
          <text:p text:style-name="P1">2:T1_to_MNIaff.mat</text:p>
          <text:p text:style-name="P1">2:coef_T1_to_MNI152.nii.gz</text:p>
          <text:p text:style-name="P1">2:T1_to_MNI152.nii.gz</text:p>
          <text:p text:style-name="P1">2:jac_T1_to_MNI152.nii.gz</text:p>
          <text:p text:style-name="P1">2: T1_brain_to_MNI152.nii.gz</text:p>
          <text:p text:style-name="P1">2:T1MasktoMNI.nii.gz</text:p>
          <text:p text:style-name="P1">MNItoT1_warp.nii.gz</text:p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826cm" svg:y1="5.334cm" svg:x2="10.668cm" svg:y2="11.684cm">
          <text:p/>
        </draw:line>
        <draw:custom-shape draw:style-name="gr11" draw:text-style-name="P1" draw:layer="layout" svg:width="3.302cm" svg:height="1.524cm" svg:x="9.144cm" svg:y="11.684cm">
          <text:p text:style-name="P1">EPItoT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3.556cm" svg:height="7.62cm" svg:x="9.652cm" svg:y="13.2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31T10:52:39.430909633</meta:creation-date>
    <dc:date>2017-01-31T15:03:50.372597566</dc:date>
    <meta:editing-duration>PT3H40M39S</meta:editing-duration>
    <meta:editing-cycles>5</meta:editing-cycles>
    <meta:generator>LibreOffice/5.1.4.2$Linux_X86_64 LibreOffice_project/10m0$Build-2</meta:generator>
    <meta:document-statistic meta:object-count="48"/>
  </office:meta>
</office:document-meta>
</file>